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528in" svg:height="3.5429in" svg:x="0.9516in" svg:y="5.0157in">
            <draw:object draw:notify-on-update-of-ranges="Sheet1.C18:Sheet1.C18 Sheet1.C19:Sheet1.C25 Sheet1.D18:Sheet1.D18 Sheet1.D19:Sheet1.D25 Sheet1.E18:Sheet1.E18 Sheet1.E19:Sheet1.E25 Sheet1.F18:Sheet1.F18 Sheet1.F19:Sheet1.F25 Sheet1.G18:Sheet1.G18 Sheet1.G19:Sheet1.G25 Sheet1.H18:Sheet1.H18 Sheet1.H19:Sheet1.H25 Sheet1.I18:Sheet1.I18 Sheet1.I19:Sheet1.I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8894in" svg:y="8.948in">
            <draw:object draw:notify-on-update-of-ranges="Sheet1.C18:Sheet1.C18 Sheet1.D18:Sheet1.I18 Sheet1.C19:Sheet1.C19 Sheet1.D19:Sheet1.I19 Sheet1.C20:Sheet1.C20 Sheet1.D20:Sheet1.I20 Sheet1.C21:Sheet1.C21 Sheet1.D21:Sheet1.I21 Sheet1.C22:Sheet1.C22 Sheet1.D22:Sheet1.I22 Sheet1.C23:Sheet1.C23 Sheet1.D23:Sheet1.I23 Sheet1.C24:Sheet1.C24 Sheet1.D24:Sheet1.I24 Sheet1.C25:Sheet1.C25 Sheet1.D25:Sheet1.I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528in" svg:height="3.5429in" svg:x="8in" svg:y="4.874in">
            <draw:object draw:notify-on-update-of-ranges="Sheet1.C7:Sheet1.C13 Sheet1.D6:Sheet1.D6 Sheet1.D7:Sheet1.D13 Sheet1.D6:Sheet1.D6 Sheet1.D7:Sheet1.D13 Sheet1.E6:Sheet1.E6 Sheet1.E7:Sheet1.E13 Sheet1.F6:Sheet1.F6 Sheet1.F7:Sheet1.F13 Sheet1.G6:Sheet1.G6 Sheet1.G7:Sheet1.G13 Sheet1.H6:Sheet1.H6 Sheet1.H7:Sheet1.H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8.0004in" svg:y="8.9071in">
            <draw:object draw:notify-on-update-of-ranges="Sheet1.C6:Sheet1.C6 Sheet1.D6:Sheet1.H6 Sheet1.C7:Sheet1.C7 Sheet1.D7:Sheet1.H7 Sheet1.C8:Sheet1.C8 Sheet1.D8:Sheet1.H8 Sheet1.C9:Sheet1.C9 Sheet1.D9:Sheet1.H9 Sheet1.C10:Sheet1.C10 Sheet1.D10:Sheet1.H10 Sheet1.C11:Sheet1.C11 Sheet1.D11:Sheet1.H11 Sheet1.C12:Sheet1.C12 Sheet1.D12:Sheet1.H12 Sheet1.C13:Sheet1.C13 Sheet1.D13:Sheet1.H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┌────────┐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peedup </text:p>
          </table:table-cell>
          <table:table-cell table:number-columns-repeated="8"/>
        </table:table-row>
        <table:table-row table:style-name="ro2">
          <table:table-cell office:value-type="string">
            <text:p>├────────┼────┬──────────┬───────────┬───────────┬───────────┬───────────┬───────────┐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<text:s/>NSize <text:s/></text:p>
          </table:table-cell>
          <table:table-cell office:value-type="string">
            <text:p>Iter</text:p>
          </table:table-cell>
          <table:table-cell office:value-type="string">
            <text:p><text:s text:c="4"/>Th01 <text:s text:c="2"/></text:p>
          </table:table-cell>
          <table:table-cell office:value-type="string">
            <text:p><text:s text:c="4"/>Th02 <text:s text:c="2"/></text:p>
          </table:table-cell>
          <table:table-cell office:value-type="string">
            <text:p><text:s text:c="4"/>Th04 <text:s text:c="2"/></text:p>
          </table:table-cell>
          <table:table-cell office:value-type="string">
            <text:p><text:s text:c="4"/>Th08 <text:s text:c="2"/></text:p>
          </table:table-cell>
          <table:table-cell office:value-type="string">
            <text:p><text:s text:c="3"/>Par16 <text:s text:c="2"/>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16384">
            <text:p>16384</text:p>
          </table:table-cell>
          <table:table-cell office:value-type="float" office:value="0.483323">
            <text:p>0.483323</text:p>
          </table:table-cell>
          <table:table-cell office:value-type="float" office:value="0.480213">
            <text:p>0.480213</text:p>
          </table:table-cell>
          <table:table-cell office:value-type="float" office:value="0.257448">
            <text:p>0.257448</text:p>
          </table:table-cell>
          <table:table-cell office:value-type="float" office:value="0.121707">
            <text:p>0.121707</text:p>
          </table:table-cell>
          <table:table-cell office:value-type="float" office:value="0.058737">
            <text:p>0.058737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32768">
            <text:p>32768</text:p>
          </table:table-cell>
          <table:table-cell office:value-type="float" office:value="0.524633">
            <text:p>0.524633</text:p>
          </table:table-cell>
          <table:table-cell office:value-type="float" office:value="0.657468">
            <text:p>0.657468</text:p>
          </table:table-cell>
          <table:table-cell office:value-type="float" office:value="0.392365">
            <text:p>0.392365</text:p>
          </table:table-cell>
          <table:table-cell office:value-type="float" office:value="0.196001">
            <text:p>0.196001</text:p>
          </table:table-cell>
          <table:table-cell office:value-type="float" office:value="0.102196">
            <text:p>0.102196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65536">
            <text:p>65536</text:p>
          </table:table-cell>
          <table:table-cell office:value-type="float" office:value="0.637718">
            <text:p>0.637718</text:p>
          </table:table-cell>
          <table:table-cell office:value-type="float" office:value="0.883535">
            <text:p>0.883535</text:p>
          </table:table-cell>
          <table:table-cell office:value-type="float" office:value="0.640045">
            <text:p>0.640045</text:p>
          </table:table-cell>
          <table:table-cell office:value-type="float" office:value="0.357814">
            <text:p>0.357814</text:p>
          </table:table-cell>
          <table:table-cell office:value-type="float" office:value="0.188464">
            <text:p>0.188464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131072">
            <text:p>131072</text:p>
          </table:table-cell>
          <table:table-cell office:value-type="float" office:value="0.717411">
            <text:p>0.717411</text:p>
          </table:table-cell>
          <table:table-cell office:value-type="float" office:value="0.970992">
            <text:p>0.970992</text:p>
          </table:table-cell>
          <table:table-cell office:value-type="float" office:value="0.658691">
            <text:p>0.658691</text:p>
          </table:table-cell>
          <table:table-cell office:value-type="float" office:value="0.519224">
            <text:p>0.519224</text:p>
          </table:table-cell>
          <table:table-cell office:value-type="float" office:value="0.314279">
            <text:p>0.314279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262144">
            <text:p>262144</text:p>
          </table:table-cell>
          <table:table-cell office:value-type="float" office:value="0.767704">
            <text:p>0.767704</text:p>
          </table:table-cell>
          <table:table-cell office:value-type="float" office:value="1.24169">
            <text:p>1.24169</text:p>
          </table:table-cell>
          <table:table-cell office:value-type="float" office:value="1.269967">
            <text:p>1.269967</text:p>
          </table:table-cell>
          <table:table-cell office:value-type="float" office:value="1.02195">
            <text:p>1.02195</text:p>
          </table:table-cell>
          <table:table-cell office:value-type="float" office:value="0.556715">
            <text:p>0.556715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524288">
            <text:p>524288</text:p>
          </table:table-cell>
          <table:table-cell office:value-type="float" office:value="0.8067">
            <text:p>0.8067</text:p>
          </table:table-cell>
          <table:table-cell office:value-type="float" office:value="1.387281">
            <text:p>1.387281</text:p>
          </table:table-cell>
          <table:table-cell office:value-type="float" office:value="1.526737">
            <text:p>1.526737</text:p>
          </table:table-cell>
          <table:table-cell office:value-type="float" office:value="1.528113">
            <text:p>1.528113</text:p>
          </table:table-cell>
          <table:table-cell office:value-type="float" office:value="1.01387">
            <text:p>1.01387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1048576">
            <text:p>1048576</text:p>
          </table:table-cell>
          <table:table-cell office:value-type="float" office:value="0.80095">
            <text:p>0.80095</text:p>
          </table:table-cell>
          <table:table-cell office:value-type="float" office:value="1.417948">
            <text:p>1.417948</text:p>
          </table:table-cell>
          <table:table-cell office:value-type="float" office:value="1.722917">
            <text:p>1.722917</text:p>
          </table:table-cell>
          <table:table-cell office:value-type="float" office:value="2.059222">
            <text:p>2.059222</text:p>
          </table:table-cell>
          <table:table-cell office:value-type="float" office:value="1.329659">
            <text:p>1.329659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 office:value-type="string">
            <text:p>└────────┴────┴──────────┴───────────┴───────────┴───────────┴───────────┴───────────┘</text:p>
          </table:table-cell>
          <table:table-cell table:number-columns-repeated="9"/>
        </table:table-row>
        <table:table-row table:style-name="ro2">
          <table:table-cell office:value-type="string">
            <text:p>┌────────┐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<text:s text:c="2"/>Time <text:s/></text:p>
          </table:table-cell>
          <table:table-cell table:number-columns-repeated="8"/>
        </table:table-row>
        <table:table-row table:style-name="ro2">
          <table:table-cell office:value-type="string">
            <text:p>├────────┼────┬──────────┬───────────┬───────────┬───────────┬───────────┬───────────┐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<text:s/>NSize <text:s/></text:p>
          </table:table-cell>
          <table:table-cell office:value-type="string">
            <text:p>Iter</text:p>
          </table:table-cell>
          <table:table-cell office:value-type="string">
            <text:p>Sequential</text:p>
          </table:table-cell>
          <table:table-cell office:value-type="string">
            <text:p><text:s text:c="4"/>Th01 <text:s text:c="2"/></text:p>
          </table:table-cell>
          <table:table-cell office:value-type="string">
            <text:p><text:s text:c="4"/>Th02 <text:s text:c="2"/></text:p>
          </table:table-cell>
          <table:table-cell office:value-type="string">
            <text:p><text:s text:c="4"/>Th04 <text:s text:c="2"/></text:p>
          </table:table-cell>
          <table:table-cell office:value-type="string">
            <text:p><text:s text:c="4"/>Th08 <text:s text:c="2"/></text:p>
          </table:table-cell>
          <table:table-cell office:value-type="string">
            <text:p><text:s text:c="3"/>Par16 <text:s text:c="2"/></text:p>
          </table:table-cell>
          <table:table-cell/>
        </table:table-row>
        <table:table-row table:style-name="ro2">
          <table:table-cell/>
          <table:table-cell table:number-columns-repeated="2" office:value-type="float" office:value="16384">
            <text:p>16384</text:p>
          </table:table-cell>
          <table:table-cell office:value-type="float" office:value="0.010149">
            <text:p>0.010149</text:p>
          </table:table-cell>
          <table:table-cell office:value-type="float" office:value="0.020914">
            <text:p>0.020914</text:p>
          </table:table-cell>
          <table:table-cell office:value-type="float" office:value="0.021119">
            <text:p>0.021119</text:p>
          </table:table-cell>
          <table:table-cell office:value-type="float" office:value="0.038229">
            <text:p>0.038229</text:p>
          </table:table-cell>
          <table:table-cell office:value-type="float" office:value="0.081349">
            <text:p>0.081349</text:p>
          </table:table-cell>
          <table:table-cell office:value-type="float" office:value="0.154972">
            <text:p>0.154972</text:p>
          </table:table-cell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32768">
            <text:p>32768</text:p>
          </table:table-cell>
          <table:table-cell office:value-type="float" office:value="0.02004">
            <text:p>0.02004</text:p>
          </table:table-cell>
          <table:table-cell office:value-type="float" office:value="0.032029">
            <text:p>0.032029</text:p>
          </table:table-cell>
          <table:table-cell office:value-type="float" office:value="0.028222">
            <text:p>0.028222</text:p>
          </table:table-cell>
          <table:table-cell office:value-type="float" office:value="0.045403">
            <text:p>0.045403</text:p>
          </table:table-cell>
          <table:table-cell office:value-type="float" office:value="0.088974">
            <text:p>0.088974</text:p>
          </table:table-cell>
          <table:table-cell office:value-type="float" office:value="0.170114">
            <text:p>0.170114</text:p>
          </table:table-cell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65536">
            <text:p>65536</text:p>
          </table:table-cell>
          <table:table-cell office:value-type="float" office:value="0.040165">
            <text:p>0.040165</text:p>
          </table:table-cell>
          <table:table-cell office:value-type="float" office:value="0.053762">
            <text:p>0.053762</text:p>
          </table:table-cell>
          <table:table-cell office:value-type="float" office:value="0.041644">
            <text:p>0.041644</text:p>
          </table:table-cell>
          <table:table-cell office:value-type="float" office:value="0.056487">
            <text:p>0.056487</text:p>
          </table:table-cell>
          <table:table-cell office:value-type="float" office:value="0.098804">
            <text:p>0.098804</text:p>
          </table:table-cell>
          <table:table-cell office:value-type="float" office:value="0.187677">
            <text:p>0.187677</text:p>
          </table:table-cell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131072">
            <text:p>131072</text:p>
          </table:table-cell>
          <table:table-cell office:value-type="float" office:value="0.080324">
            <text:p>0.080324</text:p>
          </table:table-cell>
          <table:table-cell office:value-type="float" office:value="0.096686">
            <text:p>0.096686</text:p>
          </table:table-cell>
          <table:table-cell office:value-type="float" office:value="0.065299">
            <text:p>0.065299</text:p>
          </table:table-cell>
          <table:table-cell office:value-type="float" office:value="0.078095">
            <text:p>0.078095</text:p>
          </table:table-cell>
          <table:table-cell office:value-type="float" office:value="0.114957">
            <text:p>0.114957</text:p>
          </table:table-cell>
          <table:table-cell office:value-type="float" office:value="0.207896">
            <text:p>0.207896</text:p>
          </table:table-cell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262144">
            <text:p>262144</text:p>
          </table:table-cell>
          <table:table-cell office:value-type="float" office:value="0.159584">
            <text:p>0.159584</text:p>
          </table:table-cell>
          <table:table-cell office:value-type="float" office:value="0.188526">
            <text:p>0.188526</text:p>
          </table:table-cell>
          <table:table-cell office:value-type="float" office:value="0.115658">
            <text:p>0.115658</text:p>
          </table:table-cell>
          <table:table-cell office:value-type="float" office:value="0.120709">
            <text:p>0.120709</text:p>
          </table:table-cell>
          <table:table-cell office:value-type="float" office:value="0.184255">
            <text:p>0.184255</text:p>
          </table:table-cell>
          <table:table-cell office:value-type="float" office:value="0.291002">
            <text:p>0.291002</text:p>
          </table:table-cell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524288">
            <text:p>524288</text:p>
          </table:table-cell>
          <table:table-cell office:value-type="float" office:value="0.320757">
            <text:p>0.320757</text:p>
          </table:table-cell>
          <table:table-cell office:value-type="float" office:value="0.356628">
            <text:p>0.356628</text:p>
          </table:table-cell>
          <table:table-cell office:value-type="float" office:value="0.213272">
            <text:p>0.213272</text:p>
          </table:table-cell>
          <table:table-cell office:value-type="float" office:value="0.197545">
            <text:p>0.197545</text:p>
          </table:table-cell>
          <table:table-cell office:value-type="float" office:value="0.209603">
            <text:p>0.209603</text:p>
          </table:table-cell>
          <table:table-cell office:value-type="float" office:value="0.334386">
            <text:p>0.334386</text:p>
          </table:table-cell>
          <table:table-cell office:value-type="string">
            <text:p><text:s/></text:p>
          </table:table-cell>
        </table:table-row>
        <table:table-row table:style-name="ro2">
          <table:table-cell/>
          <table:table-cell table:number-columns-repeated="2" office:value-type="float" office:value="1048576">
            <text:p>1048576</text:p>
          </table:table-cell>
          <table:table-cell office:value-type="float" office:value="0.661932">
            <text:p>0.661932</text:p>
          </table:table-cell>
          <table:table-cell office:value-type="float" office:value="0.704599">
            <text:p>0.704599</text:p>
          </table:table-cell>
          <table:table-cell office:value-type="float" office:value="0.41003">
            <text:p>0.41003</text:p>
          </table:table-cell>
          <table:table-cell office:value-type="float" office:value="0.353673">
            <text:p>0.353673</text:p>
          </table:table-cell>
          <table:table-cell office:value-type="float" office:value="0.308857">
            <text:p>0.308857</text:p>
          </table:table-cell>
          <table:table-cell office:value-type="float" office:value="0.418124">
            <text:p>0.418124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└────────┴────┴──────────┴───────────┴───────────┴───────────┴───────────┴───────────┘</text:p>
          </table:table-cell>
          <table:table-cell table:number-columns-repeated="9"/>
        </table:table-row>
        <table:table-row table:style-name="ro2" table:number-rows-repeated="104854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7:49:42</meta:creation-date>
    <dc:date>2012-08-21T10:38:24</dc:date>
    <meta:editing-duration>PT31M19S</meta:editing-duration>
    <meta:editing-cycles>8</meta:editing-cycles>
    <meta:generator>LibreOffice/3.5$MacOSX_x86 LibreOffice_project/165a79a-7059095-e13bb37-fef39a4-9503d18</meta:generator>
    <meta:document-statistic meta:table-count="3" meta:cell-count="1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37cm" svg:height="9cm" xlink:href=".." xlink:type="simple" chart:class="chart:line" chart:style-name="ch1">
        <chart:title svg:x="6.705cm" svg:y="0.315cm" chart:style-name="ch2">
          <text:p>T(N, P fixed)</text:p>
        </chart:title>
        <chart:legend chart:legend-position="bottom" svg:x="4.025cm" svg:y="7.719cm" style:legend-expansion="wide" chart:style-name="ch3"/>
        <chart:plot-area chart:style-name="ch4" table:cell-range-address="Sheet1.C18:Sheet1.I25" chart:data-source-has-labels="both" svg:x="0.772cm" svg:y="1.648cm" svg:width="14.721cm" svg:height="5.471cm">
          <chartooo:coordinate-region svg:x="1.519cm" svg:y="1.847cm" svg:width="13.288cm" svg:height="4.625cm"/>
          <chart:axis chart:dimension="x" chart:name="primary-x" chart:style-name="ch5" chartooo:axis-type="auto">
            <chartooo:date-scale/>
            <chart:categories table:cell-range-address="Sheet1.C19:Sheet1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9:Sheet1.D25" chart:label-cell-address="Sheet1.D18:Sheet1.D18" chart:class="chart:line">
            <chart:data-point chart:repeated="7"/>
          </chart:series>
          <chart:series chart:style-name="ch8" chart:values-cell-range-address="Sheet1.E19:Sheet1.E25" chart:label-cell-address="Sheet1.E18:Sheet1.E18" chart:class="chart:line">
            <chart:data-point chart:repeated="7"/>
          </chart:series>
          <chart:series chart:style-name="ch9" chart:values-cell-range-address="Sheet1.F19:Sheet1.F25" chart:label-cell-address="Sheet1.F18:Sheet1.F18" chart:class="chart:line">
            <chart:data-point chart:repeated="7"/>
          </chart:series>
          <chart:series chart:style-name="ch10" chart:values-cell-range-address="Sheet1.G19:Sheet1.G25" chart:label-cell-address="Sheet1.G18:Sheet1.G18" chart:class="chart:line">
            <chart:data-point chart:repeated="7"/>
          </chart:series>
          <chart:series chart:style-name="ch11" chart:values-cell-range-address="Sheet1.H19:Sheet1.H25" chart:label-cell-address="Sheet1.H18:Sheet1.H18" chart:class="chart:line">
            <chart:data-point chart:repeated="7"/>
          </chart:series>
          <chart:series chart:style-name="ch12" chart:values-cell-range-address="Sheet1.I19:Sheet1.I25" chart:label-cell-address="Sheet1.I18:Sheet1.I18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D18:Sheet1.D18</svg:desc>
                </draw:g>
              </table:table-cell>
              <table:table-cell office:value-type="string">
                <text:p>    Th01   </text:p>
                <draw:g>
                  <svg:desc>Sheet1.E18:Sheet1.E18</svg:desc>
                </draw:g>
              </table:table-cell>
              <table:table-cell office:value-type="string">
                <text:p>    Th02   </text:p>
                <draw:g>
                  <svg:desc>Sheet1.F18:Sheet1.F18</svg:desc>
                </draw:g>
              </table:table-cell>
              <table:table-cell office:value-type="string">
                <text:p>    Th04   </text:p>
                <draw:g>
                  <svg:desc>Sheet1.G18:Sheet1.G18</svg:desc>
                </draw:g>
              </table:table-cell>
              <table:table-cell office:value-type="string">
                <text:p>    Th08   </text:p>
                <draw:g>
                  <svg:desc>Sheet1.H18:Sheet1.H18</svg:desc>
                </draw:g>
              </table:table-cell>
              <table:table-cell office:value-type="string">
                <text:p>   Par16   </text:p>
                <draw:g>
                  <svg:desc>Sheet1.I18:Sheet1.I18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C19:Sheet1.C25</svg:desc>
                </draw:g>
              </table:table-cell>
              <table:table-cell office:value-type="float" office:value="0.010149">
                <text:p>0.010149</text:p>
                <draw:g>
                  <svg:desc>Sheet1.D19:Sheet1.D25</svg:desc>
                </draw:g>
              </table:table-cell>
              <table:table-cell office:value-type="float" office:value="0.020914">
                <text:p>0.020914</text:p>
                <draw:g>
                  <svg:desc>Sheet1.E19:Sheet1.E25</svg:desc>
                </draw:g>
              </table:table-cell>
              <table:table-cell office:value-type="float" office:value="0.021119">
                <text:p>0.021119</text:p>
                <draw:g>
                  <svg:desc>Sheet1.F19:Sheet1.F25</svg:desc>
                </draw:g>
              </table:table-cell>
              <table:table-cell office:value-type="float" office:value="0.038229">
                <text:p>0.038229</text:p>
                <draw:g>
                  <svg:desc>Sheet1.G19:Sheet1.G25</svg:desc>
                </draw:g>
              </table:table-cell>
              <table:table-cell office:value-type="float" office:value="0.081349">
                <text:p>0.081349</text:p>
                <draw:g>
                  <svg:desc>Sheet1.H19:Sheet1.H25</svg:desc>
                </draw:g>
              </table:table-cell>
              <table:table-cell office:value-type="float" office:value="0.154972">
                <text:p>0.154972</text:p>
                <draw:g>
                  <svg:desc>Sheet1.I19:Sheet1.I25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2004">
                <text:p>0.02004</text:p>
              </table:table-cell>
              <table:table-cell office:value-type="float" office:value="0.032029">
                <text:p>0.032029</text:p>
              </table:table-cell>
              <table:table-cell office:value-type="float" office:value="0.028222">
                <text:p>0.028222</text:p>
              </table:table-cell>
              <table:table-cell office:value-type="float" office:value="0.045403">
                <text:p>0.045403</text:p>
              </table:table-cell>
              <table:table-cell office:value-type="float" office:value="0.088974">
                <text:p>0.088974</text:p>
              </table:table-cell>
              <table:table-cell office:value-type="float" office:value="0.170114">
                <text:p>0.17011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40165">
                <text:p>0.040165</text:p>
              </table:table-cell>
              <table:table-cell office:value-type="float" office:value="0.053762">
                <text:p>0.053762</text:p>
              </table:table-cell>
              <table:table-cell office:value-type="float" office:value="0.041644">
                <text:p>0.041644</text:p>
              </table:table-cell>
              <table:table-cell office:value-type="float" office:value="0.056487">
                <text:p>0.056487</text:p>
              </table:table-cell>
              <table:table-cell office:value-type="float" office:value="0.098804">
                <text:p>0.098804</text:p>
              </table:table-cell>
              <table:table-cell office:value-type="float" office:value="0.187677">
                <text:p>0.18767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80324">
                <text:p>0.080324</text:p>
              </table:table-cell>
              <table:table-cell office:value-type="float" office:value="0.096686">
                <text:p>0.096686</text:p>
              </table:table-cell>
              <table:table-cell office:value-type="float" office:value="0.065299">
                <text:p>0.065299</text:p>
              </table:table-cell>
              <table:table-cell office:value-type="float" office:value="0.078095">
                <text:p>0.078095</text:p>
              </table:table-cell>
              <table:table-cell office:value-type="float" office:value="0.114957">
                <text:p>0.114957</text:p>
              </table:table-cell>
              <table:table-cell office:value-type="float" office:value="0.207896">
                <text:p>0.20789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159584">
                <text:p>0.159584</text:p>
              </table:table-cell>
              <table:table-cell office:value-type="float" office:value="0.188526">
                <text:p>0.188526</text:p>
              </table:table-cell>
              <table:table-cell office:value-type="float" office:value="0.115658">
                <text:p>0.115658</text:p>
              </table:table-cell>
              <table:table-cell office:value-type="float" office:value="0.120709">
                <text:p>0.120709</text:p>
              </table:table-cell>
              <table:table-cell office:value-type="float" office:value="0.184255">
                <text:p>0.184255</text:p>
              </table:table-cell>
              <table:table-cell office:value-type="float" office:value="0.291002">
                <text:p>0.29100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320757">
                <text:p>0.320757</text:p>
              </table:table-cell>
              <table:table-cell office:value-type="float" office:value="0.356628">
                <text:p>0.356628</text:p>
              </table:table-cell>
              <table:table-cell office:value-type="float" office:value="0.213272">
                <text:p>0.213272</text:p>
              </table:table-cell>
              <table:table-cell office:value-type="float" office:value="0.197545">
                <text:p>0.197545</text:p>
              </table:table-cell>
              <table:table-cell office:value-type="float" office:value="0.209603">
                <text:p>0.209603</text:p>
              </table:table-cell>
              <table:table-cell office:value-type="float" office:value="0.334386">
                <text:p>0.33438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661932">
                <text:p>0.661932</text:p>
              </table:table-cell>
              <table:table-cell office:value-type="float" office:value="0.704599">
                <text:p>0.704599</text:p>
              </table:table-cell>
              <table:table-cell office:value-type="float" office:value="0.41003">
                <text:p>0.41003</text:p>
              </table:table-cell>
              <table:table-cell office:value-type="float" office:value="0.353673">
                <text:p>0.353673</text:p>
              </table:table-cell>
              <table:table-cell office:value-type="float" office:value="0.308857">
                <text:p>0.308857</text:p>
              </table:table-cell>
              <table:table-cell office:value-type="float" office:value="0.418124">
                <text:p>0.418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57cm" svg:y="0.315cm" chart:style-name="ch2">
          <text:p>T(P, N fixed)</text:p>
        </chart:title>
        <chart:legend chart:legend-position="bottom" svg:x="3.291cm" svg:y="7.719cm" style:legend-expansion="wide" chart:style-name="ch3"/>
        <chart:plot-area chart:style-name="ch4" table:cell-range-address="Sheet1.C18:Sheet1.I25" chart:data-source-has-labels="both" svg:x="0.77cm" svg:y="1.648cm" svg:width="14.59cm" svg:height="5.471cm">
          <chartooo:coordinate-region svg:x="1.604cm" svg:y="1.847cm" svg:width="12.99cm" svg:height="4.625cm"/>
          <chart:axis chart:dimension="x" chart:name="primary-x" chart:style-name="ch5" chartooo:axis-type="auto">
            <chartooo:date-scale/>
            <chart:categories table:cell-range-address="Sheet1.D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9:Sheet1.I19" chart:label-cell-address="Sheet1.C19:Sheet1.C19" chart:class="chart:line">
            <chart:data-point chart:repeated="6"/>
          </chart:series>
          <chart:series chart:style-name="ch8" chart:values-cell-range-address="Sheet1.D20:Sheet1.I20" chart:label-cell-address="Sheet1.C20:Sheet1.C20" chart:class="chart:line">
            <chart:data-point chart:repeated="6"/>
          </chart:series>
          <chart:series chart:style-name="ch9" chart:values-cell-range-address="Sheet1.D21:Sheet1.I21" chart:label-cell-address="Sheet1.C21:Sheet1.C21" chart:class="chart:line">
            <chart:data-point chart:repeated="6"/>
          </chart:series>
          <chart:series chart:style-name="ch10" chart:values-cell-range-address="Sheet1.D22:Sheet1.I22" chart:label-cell-address="Sheet1.C22:Sheet1.C22" chart:class="chart:line">
            <chart:data-point chart:repeated="6"/>
          </chart:series>
          <chart:series chart:style-name="ch11" chart:values-cell-range-address="Sheet1.D23:Sheet1.I23" chart:label-cell-address="Sheet1.C23:Sheet1.C23" chart:class="chart:line">
            <chart:data-point chart:repeated="6"/>
          </chart:series>
          <chart:series chart:style-name="ch12" chart:values-cell-range-address="Sheet1.D24:Sheet1.I24" chart:label-cell-address="Sheet1.C24:Sheet1.C24" chart:class="chart:line">
            <chart:data-point chart:repeated="6"/>
          </chart:series>
          <chart:series chart:style-name="ch13" chart:values-cell-range-address="Sheet1.D25:Sheet1.I25" chart:label-cell-address="Sheet1.C25:Sheet1.C2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D18:Sheet1.I18</svg:desc>
                </draw:g>
              </table:table-cell>
              <table:table-cell office:value-type="string">
                <text:p>    Th01   </text:p>
              </table:table-cell>
              <table:table-cell office:value-type="string">
                <text:p>    Th02   </text:p>
              </table:table-cell>
              <table:table-cell office:value-type="string">
                <text:p>    Th04   </text:p>
              </table:table-cell>
              <table:table-cell office:value-type="string">
                <text:p>    Th08   </text:p>
              </table:table-cell>
              <table:table-cell office:value-type="string">
                <text:p>   Par16   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Sheet1.C19:Sheet1.C19</svg:desc>
                </draw:g>
              </table:table-cell>
              <table:table-cell office:value-type="float" office:value="0.010149">
                <text:p>0.010149</text:p>
                <draw:g>
                  <svg:desc>Sheet1.D19:Sheet1.I19</svg:desc>
                </draw:g>
              </table:table-cell>
              <table:table-cell office:value-type="float" office:value="0.020914">
                <text:p>0.020914</text:p>
              </table:table-cell>
              <table:table-cell office:value-type="float" office:value="0.021119">
                <text:p>0.021119</text:p>
              </table:table-cell>
              <table:table-cell office:value-type="float" office:value="0.038229">
                <text:p>0.038229</text:p>
              </table:table-cell>
              <table:table-cell office:value-type="float" office:value="0.081349">
                <text:p>0.081349</text:p>
              </table:table-cell>
              <table:table-cell office:value-type="float" office:value="0.154972">
                <text:p>0.154972</text:p>
              </table:table-cell>
            </table:table-row>
            <table:table-row>
              <table:table-cell office:value-type="string">
                <text:p>32768</text:p>
                <draw:g>
                  <svg:desc>Sheet1.C20:Sheet1.C20</svg:desc>
                </draw:g>
              </table:table-cell>
              <table:table-cell office:value-type="float" office:value="0.02004">
                <text:p>0.02004</text:p>
                <draw:g>
                  <svg:desc>Sheet1.D20:Sheet1.I20</svg:desc>
                </draw:g>
              </table:table-cell>
              <table:table-cell office:value-type="float" office:value="0.032029">
                <text:p>0.032029</text:p>
              </table:table-cell>
              <table:table-cell office:value-type="float" office:value="0.028222">
                <text:p>0.028222</text:p>
              </table:table-cell>
              <table:table-cell office:value-type="float" office:value="0.045403">
                <text:p>0.045403</text:p>
              </table:table-cell>
              <table:table-cell office:value-type="float" office:value="0.088974">
                <text:p>0.088974</text:p>
              </table:table-cell>
              <table:table-cell office:value-type="float" office:value="0.170114">
                <text:p>0.170114</text:p>
              </table:table-cell>
            </table:table-row>
            <table:table-row>
              <table:table-cell office:value-type="string">
                <text:p>65536</text:p>
                <draw:g>
                  <svg:desc>Sheet1.C21:Sheet1.C21</svg:desc>
                </draw:g>
              </table:table-cell>
              <table:table-cell office:value-type="float" office:value="0.040165">
                <text:p>0.040165</text:p>
                <draw:g>
                  <svg:desc>Sheet1.D21:Sheet1.I21</svg:desc>
                </draw:g>
              </table:table-cell>
              <table:table-cell office:value-type="float" office:value="0.053762">
                <text:p>0.053762</text:p>
              </table:table-cell>
              <table:table-cell office:value-type="float" office:value="0.041644">
                <text:p>0.041644</text:p>
              </table:table-cell>
              <table:table-cell office:value-type="float" office:value="0.056487">
                <text:p>0.056487</text:p>
              </table:table-cell>
              <table:table-cell office:value-type="float" office:value="0.098804">
                <text:p>0.098804</text:p>
              </table:table-cell>
              <table:table-cell office:value-type="float" office:value="0.187677">
                <text:p>0.187677</text:p>
              </table:table-cell>
            </table:table-row>
            <table:table-row>
              <table:table-cell office:value-type="string">
                <text:p>131072</text:p>
                <draw:g>
                  <svg:desc>Sheet1.C22:Sheet1.C22</svg:desc>
                </draw:g>
              </table:table-cell>
              <table:table-cell office:value-type="float" office:value="0.080324">
                <text:p>0.080324</text:p>
                <draw:g>
                  <svg:desc>Sheet1.D22:Sheet1.I22</svg:desc>
                </draw:g>
              </table:table-cell>
              <table:table-cell office:value-type="float" office:value="0.096686">
                <text:p>0.096686</text:p>
              </table:table-cell>
              <table:table-cell office:value-type="float" office:value="0.065299">
                <text:p>0.065299</text:p>
              </table:table-cell>
              <table:table-cell office:value-type="float" office:value="0.078095">
                <text:p>0.078095</text:p>
              </table:table-cell>
              <table:table-cell office:value-type="float" office:value="0.114957">
                <text:p>0.114957</text:p>
              </table:table-cell>
              <table:table-cell office:value-type="float" office:value="0.207896">
                <text:p>0.207896</text:p>
              </table:table-cell>
            </table:table-row>
            <table:table-row>
              <table:table-cell office:value-type="string">
                <text:p>262144</text:p>
                <draw:g>
                  <svg:desc>Sheet1.C23:Sheet1.C23</svg:desc>
                </draw:g>
              </table:table-cell>
              <table:table-cell office:value-type="float" office:value="0.159584">
                <text:p>0.159584</text:p>
                <draw:g>
                  <svg:desc>Sheet1.D23:Sheet1.I23</svg:desc>
                </draw:g>
              </table:table-cell>
              <table:table-cell office:value-type="float" office:value="0.188526">
                <text:p>0.188526</text:p>
              </table:table-cell>
              <table:table-cell office:value-type="float" office:value="0.115658">
                <text:p>0.115658</text:p>
              </table:table-cell>
              <table:table-cell office:value-type="float" office:value="0.120709">
                <text:p>0.120709</text:p>
              </table:table-cell>
              <table:table-cell office:value-type="float" office:value="0.184255">
                <text:p>0.184255</text:p>
              </table:table-cell>
              <table:table-cell office:value-type="float" office:value="0.291002">
                <text:p>0.291002</text:p>
              </table:table-cell>
            </table:table-row>
            <table:table-row>
              <table:table-cell office:value-type="string">
                <text:p>524288</text:p>
                <draw:g>
                  <svg:desc>Sheet1.C24:Sheet1.C24</svg:desc>
                </draw:g>
              </table:table-cell>
              <table:table-cell office:value-type="float" office:value="0.320757">
                <text:p>0.320757</text:p>
                <draw:g>
                  <svg:desc>Sheet1.D24:Sheet1.I24</svg:desc>
                </draw:g>
              </table:table-cell>
              <table:table-cell office:value-type="float" office:value="0.356628">
                <text:p>0.356628</text:p>
              </table:table-cell>
              <table:table-cell office:value-type="float" office:value="0.213272">
                <text:p>0.213272</text:p>
              </table:table-cell>
              <table:table-cell office:value-type="float" office:value="0.197545">
                <text:p>0.197545</text:p>
              </table:table-cell>
              <table:table-cell office:value-type="float" office:value="0.209603">
                <text:p>0.209603</text:p>
              </table:table-cell>
              <table:table-cell office:value-type="float" office:value="0.334386">
                <text:p>0.334386</text:p>
              </table:table-cell>
            </table:table-row>
            <table:table-row>
              <table:table-cell office:value-type="string">
                <text:p>1048576</text:p>
                <draw:g>
                  <svg:desc>Sheet1.C25:Sheet1.C25</svg:desc>
                </draw:g>
              </table:table-cell>
              <table:table-cell office:value-type="float" office:value="0.661932">
                <text:p>0.661932</text:p>
                <draw:g>
                  <svg:desc>Sheet1.D25:Sheet1.I25</svg:desc>
                </draw:g>
              </table:table-cell>
              <table:table-cell office:value-type="float" office:value="0.704599">
                <text:p>0.704599</text:p>
              </table:table-cell>
              <table:table-cell office:value-type="float" office:value="0.41003">
                <text:p>0.41003</text:p>
              </table:table-cell>
              <table:table-cell office:value-type="float" office:value="0.353673">
                <text:p>0.353673</text:p>
              </table:table-cell>
              <table:table-cell office:value-type="float" office:value="0.308857">
                <text:p>0.308857</text:p>
              </table:table-cell>
              <table:table-cell office:value-type="float" office:value="0.418124">
                <text:p>0.41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37cm" svg:height="9cm" xlink:href=".." xlink:type="simple" chart:class="chart:line" chart:style-name="ch1">
        <chart:title svg:x="5.921cm" svg:y="0.315cm" chart:style-name="ch2">
          <text:p>Speedup(N, P fixed)</text:p>
        </chart:title>
        <chart:legend chart:legend-position="bottom" svg:x="4.115cm" svg:y="7.719cm" style:legend-expansion="wide" chart:style-name="ch3"/>
        <chart:plot-area chart:style-name="ch4" table:cell-range-address="Sheet1.C6:Sheet1.H13" chart:data-source-has-labels="both" svg:x="0.772cm" svg:y="1.648cm" svg:width="14.721cm" svg:height="5.471cm">
          <chartooo:coordinate-region svg:x="1.519cm" svg:y="1.847cm" svg:width="13.288cm" svg:height="4.625cm"/>
          <chart:axis chart:dimension="x" chart:name="primary-x" chart:style-name="ch5" chartooo:axis-type="auto">
            <chartooo:date-scale/>
            <chart:categories table:cell-range-address="Sheet1.C7:Sheet1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D13" chart:label-cell-address="Sheet1.D6:Sheet1.D6" chart:class="chart:line">
            <chart:data-point chart:repeated="7"/>
          </chart:series>
          <chart:series chart:style-name="ch8" chart:values-cell-range-address="Sheet1.D7:Sheet1.D13" chart:label-cell-address="Sheet1.D6:Sheet1.D6" chart:class="chart:line">
            <chart:data-point chart:repeated="7"/>
          </chart:series>
          <chart:series chart:style-name="ch9" chart:values-cell-range-address="Sheet1.E7:Sheet1.E13" chart:label-cell-address="Sheet1.E6:Sheet1.E6" chart:class="chart:line">
            <chart:data-point chart:repeated="7"/>
          </chart:series>
          <chart:series chart:style-name="ch10" chart:values-cell-range-address="Sheet1.F7:Sheet1.F13" chart:label-cell-address="Sheet1.F6:Sheet1.F6" chart:class="chart:line">
            <chart:data-point chart:repeated="7"/>
          </chart:series>
          <chart:series chart:style-name="ch11" chart:values-cell-range-address="Sheet1.G7:Sheet1.G13" chart:label-cell-address="Sheet1.G6:Sheet1.G6" chart:class="chart:line">
            <chart:data-point chart:repeated="7"/>
          </chart:series>
          <chart:series chart:style-name="ch12" chart:values-cell-range-address="Sheet1.H7:Sheet1.H13" chart:label-cell-address="Sheet1.H6:Sheet1.H6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Th01   </text:p>
                <draw:g>
                  <svg:desc>Sheet1.D6:Sheet1.D6</svg:desc>
                </draw:g>
              </table:table-cell>
              <table:table-cell office:value-type="string">
                <text:p>    Th01   </text:p>
                <draw:g>
                  <svg:desc>Sheet1.D6:Sheet1.D6</svg:desc>
                </draw:g>
              </table:table-cell>
              <table:table-cell office:value-type="string">
                <text:p>    Th02   </text:p>
                <draw:g>
                  <svg:desc>Sheet1.E6:Sheet1.E6</svg:desc>
                </draw:g>
              </table:table-cell>
              <table:table-cell office:value-type="string">
                <text:p>    Th04   </text:p>
                <draw:g>
                  <svg:desc>Sheet1.F6:Sheet1.F6</svg:desc>
                </draw:g>
              </table:table-cell>
              <table:table-cell office:value-type="string">
                <text:p>    Th08   </text:p>
                <draw:g>
                  <svg:desc>Sheet1.G6:Sheet1.G6</svg:desc>
                </draw:g>
              </table:table-cell>
              <table:table-cell office:value-type="string">
                <text:p>   Par16   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C7:Sheet1.C13</svg:desc>
                </draw:g>
              </table:table-cell>
              <table:table-cell office:value-type="float" office:value="0.483323">
                <text:p>0.483323</text:p>
                <draw:g>
                  <svg:desc>Sheet1.D7:Sheet1.D13</svg:desc>
                </draw:g>
              </table:table-cell>
              <table:table-cell office:value-type="float" office:value="0.483323">
                <text:p>0.483323</text:p>
                <draw:g>
                  <svg:desc>Sheet1.D7:Sheet1.D13</svg:desc>
                </draw:g>
              </table:table-cell>
              <table:table-cell office:value-type="float" office:value="0.480213">
                <text:p>0.480213</text:p>
                <draw:g>
                  <svg:desc>Sheet1.E7:Sheet1.E13</svg:desc>
                </draw:g>
              </table:table-cell>
              <table:table-cell office:value-type="float" office:value="0.257448">
                <text:p>0.257448</text:p>
                <draw:g>
                  <svg:desc>Sheet1.F7:Sheet1.F13</svg:desc>
                </draw:g>
              </table:table-cell>
              <table:table-cell office:value-type="float" office:value="0.121707">
                <text:p>0.121707</text:p>
                <draw:g>
                  <svg:desc>Sheet1.G7:Sheet1.G13</svg:desc>
                </draw:g>
              </table:table-cell>
              <table:table-cell office:value-type="float" office:value="0.058737">
                <text:p>0.058737</text:p>
                <draw:g>
                  <svg:desc>Sheet1.H7:Sheet1.H13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524633">
                <text:p>0.524633</text:p>
              </table:table-cell>
              <table:table-cell office:value-type="float" office:value="0.524633">
                <text:p>0.524633</text:p>
              </table:table-cell>
              <table:table-cell office:value-type="float" office:value="0.657468">
                <text:p>0.657468</text:p>
              </table:table-cell>
              <table:table-cell office:value-type="float" office:value="0.392365">
                <text:p>0.392365</text:p>
              </table:table-cell>
              <table:table-cell office:value-type="float" office:value="0.196001">
                <text:p>0.196001</text:p>
              </table:table-cell>
              <table:table-cell office:value-type="float" office:value="0.102196">
                <text:p>0.10219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637718">
                <text:p>0.637718</text:p>
              </table:table-cell>
              <table:table-cell office:value-type="float" office:value="0.637718">
                <text:p>0.637718</text:p>
              </table:table-cell>
              <table:table-cell office:value-type="float" office:value="0.883535">
                <text:p>0.883535</text:p>
              </table:table-cell>
              <table:table-cell office:value-type="float" office:value="0.640045">
                <text:p>0.640045</text:p>
              </table:table-cell>
              <table:table-cell office:value-type="float" office:value="0.357814">
                <text:p>0.357814</text:p>
              </table:table-cell>
              <table:table-cell office:value-type="float" office:value="0.188464">
                <text:p>0.1884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717411">
                <text:p>0.717411</text:p>
              </table:table-cell>
              <table:table-cell office:value-type="float" office:value="0.717411">
                <text:p>0.717411</text:p>
              </table:table-cell>
              <table:table-cell office:value-type="float" office:value="0.970992">
                <text:p>0.970992</text:p>
              </table:table-cell>
              <table:table-cell office:value-type="float" office:value="0.658691">
                <text:p>0.658691</text:p>
              </table:table-cell>
              <table:table-cell office:value-type="float" office:value="0.519224">
                <text:p>0.519224</text:p>
              </table:table-cell>
              <table:table-cell office:value-type="float" office:value="0.314279">
                <text:p>0.31427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767704">
                <text:p>0.767704</text:p>
              </table:table-cell>
              <table:table-cell office:value-type="float" office:value="0.767704">
                <text:p>0.767704</text:p>
              </table:table-cell>
              <table:table-cell office:value-type="float" office:value="1.24169">
                <text:p>1.24169</text:p>
              </table:table-cell>
              <table:table-cell office:value-type="float" office:value="1.269967">
                <text:p>1.269967</text:p>
              </table:table-cell>
              <table:table-cell office:value-type="float" office:value="1.02195">
                <text:p>1.02195</text:p>
              </table:table-cell>
              <table:table-cell office:value-type="float" office:value="0.556715">
                <text:p>0.55671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8067">
                <text:p>0.8067</text:p>
              </table:table-cell>
              <table:table-cell office:value-type="float" office:value="0.8067">
                <text:p>0.8067</text:p>
              </table:table-cell>
              <table:table-cell office:value-type="float" office:value="1.387281">
                <text:p>1.387281</text:p>
              </table:table-cell>
              <table:table-cell office:value-type="float" office:value="1.526737">
                <text:p>1.526737</text:p>
              </table:table-cell>
              <table:table-cell office:value-type="float" office:value="1.528113">
                <text:p>1.528113</text:p>
              </table:table-cell>
              <table:table-cell office:value-type="float" office:value="1.01387">
                <text:p>1.0138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80095">
                <text:p>0.80095</text:p>
              </table:table-cell>
              <table:table-cell office:value-type="float" office:value="0.80095">
                <text:p>0.80095</text:p>
              </table:table-cell>
              <table:table-cell office:value-type="float" office:value="1.417948">
                <text:p>1.417948</text:p>
              </table:table-cell>
              <table:table-cell office:value-type="float" office:value="1.722917">
                <text:p>1.722917</text:p>
              </table:table-cell>
              <table:table-cell office:value-type="float" office:value="2.059222">
                <text:p>2.059222</text:p>
              </table:table-cell>
              <table:table-cell office:value-type="float" office:value="1.329659">
                <text:p>1.329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83cm" svg:y="0.315cm" chart:style-name="ch2">
          <text:p>Speedup(P, N fixed)</text:p>
        </chart:title>
        <chart:legend chart:legend-position="bottom" svg:x="3.291cm" svg:y="7.719cm" style:legend-expansion="wide" chart:style-name="ch3"/>
        <chart:plot-area chart:style-name="ch4" table:cell-range-address="Sheet1.C6:Sheet1.H13" chart:data-source-has-labels="both" svg:x="0.77cm" svg:y="1.648cm" svg:width="14.59cm" svg:height="5.471cm">
          <chartooo:coordinate-region svg:x="1.517cm" svg:y="1.847cm" svg:width="13.077cm" svg:height="4.625cm"/>
          <chart:axis chart:dimension="x" chart:name="primary-x" chart:style-name="ch5" chartooo:axis-type="auto">
            <chartooo:date-scale/>
            <chart:categories table:cell-range-address="Sheet1.D6:Sheet1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H7" chart:label-cell-address="Sheet1.C7:Sheet1.C7" chart:class="chart:line">
            <chart:data-point chart:repeated="5"/>
          </chart:series>
          <chart:series chart:style-name="ch8" chart:values-cell-range-address="Sheet1.D8:Sheet1.H8" chart:label-cell-address="Sheet1.C8:Sheet1.C8" chart:class="chart:line">
            <chart:data-point chart:repeated="5"/>
          </chart:series>
          <chart:series chart:style-name="ch9" chart:values-cell-range-address="Sheet1.D9:Sheet1.H9" chart:label-cell-address="Sheet1.C9:Sheet1.C9" chart:class="chart:line">
            <chart:data-point chart:repeated="5"/>
          </chart:series>
          <chart:series chart:style-name="ch10" chart:values-cell-range-address="Sheet1.D10:Sheet1.H10" chart:label-cell-address="Sheet1.C10:Sheet1.C10" chart:class="chart:line">
            <chart:data-point chart:repeated="5"/>
          </chart:series>
          <chart:series chart:style-name="ch11" chart:values-cell-range-address="Sheet1.D11:Sheet1.H11" chart:label-cell-address="Sheet1.C11:Sheet1.C11" chart:class="chart:line">
            <chart:data-point chart:repeated="5"/>
          </chart:series>
          <chart:series chart:style-name="ch12" chart:values-cell-range-address="Sheet1.D12:Sheet1.H12" chart:label-cell-address="Sheet1.C12:Sheet1.C12" chart:class="chart:line">
            <chart:data-point chart:repeated="5"/>
          </chart:series>
          <chart:series chart:style-name="ch13" chart:values-cell-range-address="Sheet1.D13:Sheet1.H13" chart:label-cell-address="Sheet1.C13:Sheet1.C1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Th01   </text:p>
                <draw:g>
                  <svg:desc>Sheet1.D6:Sheet1.H6</svg:desc>
                </draw:g>
              </table:table-cell>
              <table:table-cell office:value-type="string">
                <text:p>    Th02   </text:p>
              </table:table-cell>
              <table:table-cell office:value-type="string">
                <text:p>    Th04   </text:p>
              </table:table-cell>
              <table:table-cell office:value-type="string">
                <text:p>    Th08   </text:p>
              </table:table-cell>
              <table:table-cell office:value-type="string">
                <text:p>   Par16   </text:p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Sheet1.C7:Sheet1.C7</svg:desc>
                </draw:g>
              </table:table-cell>
              <table:table-cell office:value-type="float" office:value="0.483323">
                <text:p>0.483323</text:p>
                <draw:g>
                  <svg:desc>Sheet1.D7:Sheet1.H7</svg:desc>
                </draw:g>
              </table:table-cell>
              <table:table-cell office:value-type="float" office:value="0.480213">
                <text:p>0.480213</text:p>
              </table:table-cell>
              <table:table-cell office:value-type="float" office:value="0.257448">
                <text:p>0.257448</text:p>
              </table:table-cell>
              <table:table-cell office:value-type="float" office:value="0.121707">
                <text:p>0.121707</text:p>
              </table:table-cell>
              <table:table-cell office:value-type="float" office:value="0.058737">
                <text:p>0.058737</text:p>
              </table:table-cell>
            </table:table-row>
            <table:table-row>
              <table:table-cell office:value-type="string">
                <text:p>32768</text:p>
                <draw:g>
                  <svg:desc>Sheet1.C8:Sheet1.C8</svg:desc>
                </draw:g>
              </table:table-cell>
              <table:table-cell office:value-type="float" office:value="0.524633">
                <text:p>0.524633</text:p>
                <draw:g>
                  <svg:desc>Sheet1.D8:Sheet1.H8</svg:desc>
                </draw:g>
              </table:table-cell>
              <table:table-cell office:value-type="float" office:value="0.657468">
                <text:p>0.657468</text:p>
              </table:table-cell>
              <table:table-cell office:value-type="float" office:value="0.392365">
                <text:p>0.392365</text:p>
              </table:table-cell>
              <table:table-cell office:value-type="float" office:value="0.196001">
                <text:p>0.196001</text:p>
              </table:table-cell>
              <table:table-cell office:value-type="float" office:value="0.102196">
                <text:p>0.102196</text:p>
              </table:table-cell>
            </table:table-row>
            <table:table-row>
              <table:table-cell office:value-type="string">
                <text:p>65536</text:p>
                <draw:g>
                  <svg:desc>Sheet1.C9:Sheet1.C9</svg:desc>
                </draw:g>
              </table:table-cell>
              <table:table-cell office:value-type="float" office:value="0.637718">
                <text:p>0.637718</text:p>
                <draw:g>
                  <svg:desc>Sheet1.D9:Sheet1.H9</svg:desc>
                </draw:g>
              </table:table-cell>
              <table:table-cell office:value-type="float" office:value="0.883535">
                <text:p>0.883535</text:p>
              </table:table-cell>
              <table:table-cell office:value-type="float" office:value="0.640045">
                <text:p>0.640045</text:p>
              </table:table-cell>
              <table:table-cell office:value-type="float" office:value="0.357814">
                <text:p>0.357814</text:p>
              </table:table-cell>
              <table:table-cell office:value-type="float" office:value="0.188464">
                <text:p>0.188464</text:p>
              </table:table-cell>
            </table:table-row>
            <table:table-row>
              <table:table-cell office:value-type="string">
                <text:p>131072</text:p>
                <draw:g>
                  <svg:desc>Sheet1.C10:Sheet1.C10</svg:desc>
                </draw:g>
              </table:table-cell>
              <table:table-cell office:value-type="float" office:value="0.717411">
                <text:p>0.717411</text:p>
                <draw:g>
                  <svg:desc>Sheet1.D10:Sheet1.H10</svg:desc>
                </draw:g>
              </table:table-cell>
              <table:table-cell office:value-type="float" office:value="0.970992">
                <text:p>0.970992</text:p>
              </table:table-cell>
              <table:table-cell office:value-type="float" office:value="0.658691">
                <text:p>0.658691</text:p>
              </table:table-cell>
              <table:table-cell office:value-type="float" office:value="0.519224">
                <text:p>0.519224</text:p>
              </table:table-cell>
              <table:table-cell office:value-type="float" office:value="0.314279">
                <text:p>0.314279</text:p>
              </table:table-cell>
            </table:table-row>
            <table:table-row>
              <table:table-cell office:value-type="string">
                <text:p>262144</text:p>
                <draw:g>
                  <svg:desc>Sheet1.C11:Sheet1.C11</svg:desc>
                </draw:g>
              </table:table-cell>
              <table:table-cell office:value-type="float" office:value="0.767704">
                <text:p>0.767704</text:p>
                <draw:g>
                  <svg:desc>Sheet1.D11:Sheet1.H11</svg:desc>
                </draw:g>
              </table:table-cell>
              <table:table-cell office:value-type="float" office:value="1.24169">
                <text:p>1.24169</text:p>
              </table:table-cell>
              <table:table-cell office:value-type="float" office:value="1.269967">
                <text:p>1.269967</text:p>
              </table:table-cell>
              <table:table-cell office:value-type="float" office:value="1.02195">
                <text:p>1.02195</text:p>
              </table:table-cell>
              <table:table-cell office:value-type="float" office:value="0.556715">
                <text:p>0.556715</text:p>
              </table:table-cell>
            </table:table-row>
            <table:table-row>
              <table:table-cell office:value-type="string">
                <text:p>524288</text:p>
                <draw:g>
                  <svg:desc>Sheet1.C12:Sheet1.C12</svg:desc>
                </draw:g>
              </table:table-cell>
              <table:table-cell office:value-type="float" office:value="0.8067">
                <text:p>0.8067</text:p>
                <draw:g>
                  <svg:desc>Sheet1.D12:Sheet1.H12</svg:desc>
                </draw:g>
              </table:table-cell>
              <table:table-cell office:value-type="float" office:value="1.387281">
                <text:p>1.387281</text:p>
              </table:table-cell>
              <table:table-cell office:value-type="float" office:value="1.526737">
                <text:p>1.526737</text:p>
              </table:table-cell>
              <table:table-cell office:value-type="float" office:value="1.528113">
                <text:p>1.528113</text:p>
              </table:table-cell>
              <table:table-cell office:value-type="float" office:value="1.01387">
                <text:p>1.01387</text:p>
              </table:table-cell>
            </table:table-row>
            <table:table-row>
              <table:table-cell office:value-type="string">
                <text:p>1048576</text:p>
                <draw:g>
                  <svg:desc>Sheet1.C13:Sheet1.C13</svg:desc>
                </draw:g>
              </table:table-cell>
              <table:table-cell office:value-type="float" office:value="0.80095">
                <text:p>0.80095</text:p>
                <draw:g>
                  <svg:desc>Sheet1.D13:Sheet1.H13</svg:desc>
                </draw:g>
              </table:table-cell>
              <table:table-cell office:value-type="float" office:value="1.417948">
                <text:p>1.417948</text:p>
              </table:table-cell>
              <table:table-cell office:value-type="float" office:value="1.722917">
                <text:p>1.722917</text:p>
              </table:table-cell>
              <table:table-cell office:value-type="float" office:value="2.059222">
                <text:p>2.059222</text:p>
              </table:table-cell>
              <table:table-cell office:value-type="float" office:value="1.329659">
                <text:p>1.3296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